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 Tirhuta" svg:font-family="'Noto Sans Tirhuta'" style:font-family-generic="swiss" style:font-pitch="variable"/>
    <style:font-face style:name="Noto Serif" svg:font-family="'Noto Serif'" style:font-family-generic="roman" style:font-pitch="variable"/>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automatic-styles>
    <style:style style:name="P1" style:family="paragraph" style:parent-style-name="Standard">
      <style:text-properties style:font-name="Noto Sans" officeooo:rsid="00097a4f" officeooo:paragraph-rsid="00097a4f"/>
    </style:style>
    <style:style style:name="P2" style:family="paragraph" style:parent-style-name="Standard">
      <style:text-properties style:font-name="Noto Sans" officeooo:rsid="000a9315"/>
    </style:style>
    <style:style style:name="P3" style:family="paragraph" style:parent-style-name="Standard">
      <style:text-properties style:font-name="Noto Sans" fo:font-size="13pt" style:font-size-asian="13pt" style:font-size-complex="13pt"/>
    </style:style>
    <style:style style:name="T1" style:family="text">
      <style:text-properties fo:font-style="normal" style:font-style-asian="normal" style:font-style-complex="normal"/>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style:text-underline-style="solid" style:text-underline-width="auto" style:text-underline-color="font-color" officeooo:rsid="000c5067" style:font-style-asian="italic" style:font-style-complex="italic"/>
    </style:style>
    <style:style style:name="T4" style:family="text">
      <style:text-properties officeooo:rsid="000c5067"/>
    </style:style>
    <style:style style:name="T5" style:family="text">
      <style:text-properties officeooo:rsid="000d7bf6"/>
    </style:style>
    <style:style style:name="T6" style:family="text">
      <style:text-properties fo:font-style="italic" style:text-underline-style="solid" style:text-underline-width="auto" style:text-underline-color="font-color" officeooo:rsid="000d7bf6" style:font-style-asian="italic" style:font-style-complex="italic"/>
    </style:style>
    <style:style style:name="T7" style:family="text">
      <style:text-properties fo:font-weight="bold" style:font-weight-asian="bold" style:font-weight-complex="bold"/>
    </style:style>
    <style:style style:name="T8" style:family="text">
      <style:text-properties fo:font-style="italic" style:text-underline-style="none" fo:font-weight="bold" style:font-style-asian="italic" style:font-weight-asian="bold" style:font-style-complex="italic" style:font-weight-complex="bold"/>
    </style:style>
    <style:style style:name="T9" style:family="text">
      <style:text-properties fo:font-style="italic" style:text-underline-style="none" style:font-style-asian="italic" style:font-style-complex="italic"/>
    </style:style>
    <style:style style:name="T10" style:family="text">
      <style:text-properties officeooo:rsid="000e9dd9"/>
    </style:style>
    <style:style style:name="T1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UBERT</text:p>
      <text:p text:style-name="P1">Célestin</text:p>
      <text:p text:style-name="P1">11A</text:p>
      <text:p text:style-name="P2"><text:span text:style-name="T1"/></text:p>
      <text:p text:style-name="P3">Durant cette SAE Python, j’ai complété toutes les fonctions nécessaires dans le fichier <text:span text:style-name="T2">bilan_carbone.</text:span><text:span text:style-name="T3">p</text:span><text:span text:style-name="T2">y</text:span> pour passer les premiers tests du fichier tests_bilan_carbone.Py. Par la suite, j’ai ajouté un maximum de nouvelles fonctions de check, en intégrant des assert supplémentaires pour tester mes fonctions de manière approfondie et ainsi minimiser les risques d’erreurs. L’objectif était de rendre le code fiable, en anticipant un <text:span text:style-name="T4">maximum de cas pour eviter toute futur erreur</text:span>. J’ai également travaillé sur le fichier <text:span text:style-name="T2">consultation_activites.</text:span><text:span text:style-name="T3">p</text:span><text:span text:style-name="T2">y</text:span>, en ajoutant des fonctions pour optimiser l’i<text:span text:style-name="T4">nteraction</text:span> avec l’utilisateur et vérifier que les entrées saisies ne produisent pas d’erreurs, <text:span text:style-name="T4">pour que l’utilisateur puisse intéragir j’ai du aussi créer différents “menus” pour permettre a l’utilisateur de visualiser les outils disponible </text:span></text:p>
      <text:p text:style-name="P3"/>
      <text:p text:style-name="P3">Mes premières difficultés ont été rencontrées lors de la mise en <text:span text:style-name="T4">place</text:span> de certaines fonctions d<text:span text:style-name="T4">u fichier </text:span>bilan carbone, notamment <text:span text:style-name="T4">la fonction de recherche</text:span> dichotomique et <text:span text:style-name="T4">la fonction de fusion de listes</text:span>, qui ont nécessité un peu plus de temps pour être bien intégrées. En revanche, <text:span text:style-name="T5">durant la création du programme principal je n’ai pas rencontrées de grosse difficulées,</text:span> mis à part la réflexion autour de<text:span text:style-name="T5">s différentes intéractions</text:span> avec le fichier CSV pour <text:span text:style-name="T5">utiliser</text:span> au mieux les fonctions de <text:span text:style-name="T2">bilan_carbone.</text:span><text:span text:style-name="T6">p</text:span><text:span text:style-name="T2">y</text:span>. j’ai du me documenter sur l’utilisation des dictionnaires, bien que ce concept ait été abordé en cours. Cela m’a permis de <text:span text:style-name="T5">revoir</text:span> <text:span text:style-name="T5">la r</text:span>echerche par clé.</text:p>
      <text:p text:style-name="P3"/>
      <text:p text:style-name="P3">Cette SAE m’a permis de développer la <text:span text:style-name="T7">Compétence 1 : </text:span><text:span text:style-name="T8">Développer des applications informatiques simples dans le cadre des apprentissages critiques</text:span><text:span text:style-name="T9">.</text:span> En créant une “interface” <text:span text:style-name="T10">dans le terminal</text:span>, j’ai <text:span text:style-name="T10">mis en place un menu simple qui permet une</text:span> navigation fluide entre différents outils d’analyse. Mon objectif était de rendre le programme le plus complet <text:span text:style-name="T10">possible pour par exemple permettre premièrement de répondre au question dans le sujet de la SAE</text:span>. À cette fin, j’ai ajouté des fonctions comme <text:span text:style-name="T11">requestfiltre</text:span> et <text:span text:style-name="T11">askfiltre</text:span> qui permettent à l’utilisateur <text:span text:style-name="T10">de choisir si il veut filtrer la listes chargee ou non et de par exemple effectuer une analyse avec une liste des activités de type2. A</text:span>vec la possibilité d’enregistrer les résultats filtrés dans un fichier CSV <text:span text:style-name="T10">ou de la fussioner avec l’importation d’une liste déja existante.</text:span> La réalisation de cette SAE m’a également permis de tester et de débugger mon code au fur et à mesure, en corrigeant les erreurs rencontrées lors de l’exécution.</text:p>
      <text:p text:style-name="P3"><text:soft-page-break/>Enfin, selon moi les activités émettrices de CO2 correspondent à l’usage de soit différents appareils électroniques par les élèves (car les noms présents dans la liste donnée sont les prénoms des élèves) et donc un type correspond à un appareil différent, ou alors le type correspond à un usage différent d’un même appareil. Via la SAE et quelques recherches, j’ai pu me rendre compte de l’impact écologique de l’utilisation quotidienne d’un ordinateur ou d’un smartphone et de l’importance d’optimiser les programmes pour limiter l’impact qu’ils ont sur la consommation d’un apparei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 Tirhuta" svg:font-family="'Noto Sans Tirhuta'" style:font-family-generic="swiss" style:font-pitch="variable"/>
    <style:font-face style:name="Noto Serif" svg:font-family="'Noto Serif'" style:font-family-generic="roman" style:font-pitch="variable"/>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 fo:font-size="12pt" fo:language="en" fo:country="US" style:letter-kerning="true" style:font-name-asian="Source Han Serif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Source Han Serif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Source Han Sans SC" style:font-family-asian="'Source Han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style:font-name="Noto Sans" fo:font-size="18pt" fo:font-weight="bold" officeooo:rsid="00097a4f" officeooo:paragraph-rsid="00097a4f" style:font-size-asian="15.75pt" style:font-weight-asian="bold" style:font-size-complex="18pt"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OMPTE RENDU SAE PYTHO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2T12:38:10.676020423</meta:creation-date>
    <dc:date>2024-11-03T16:04:52.473883719</dc:date>
    <meta:editing-duration>PT1M41S</meta:editing-duration>
    <meta:editing-cycles>2</meta:editing-cycles>
    <meta:generator>LibreOffice/24.8.2.1$Linux_X86_64 LibreOffice_project/480$Build-1</meta:generator>
    <meta:document-statistic meta:table-count="0" meta:image-count="0" meta:object-count="0" meta:page-count="2" meta:paragraph-count="8" meta:word-count="479" meta:character-count="3104" meta:non-whitespace-character-count="2632"/>
  </office:meta>
</office:document-meta>
</file>